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rota Gode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ntai 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ea Kassa utar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ssa 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kassa selat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ssa 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sayur &amp; bua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ssa mann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bangan 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bangan 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konter produ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ek harga 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k harga 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ek harga 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assa parc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konter obat &amp; C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ssa konter oba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ntai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ntai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n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d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K Caf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ea Parki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05:06.484095757</meta:creation-date>
    <dc:date>2018-06-04T11:02:08.295642974</dc:date>
    <meta:editing-duration>PT25M</meta:editing-duration>
    <meta:editing-cycles>3</meta:editing-cycles>
    <meta:generator>LibreOffice/6.0.4.2$Linux_X86_64 LibreOffice_project/00m0$Build-2</meta:generator>
    <meta:document-statistic meta:table-count="1" meta:cell-count="41" meta:object-count="0"/>
  </office:meta>
</office:document-meta>
</file>